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368in" table:align="left"/>
    </style:style>
    <style:style style:name="Table1.A" style:family="table-column">
      <style:table-column-properties style:column-width="2.6111in"/>
    </style:style>
    <style:style style:name="Table1.B" style:family="table-column">
      <style:table-column-properties style:column-width="1.009in"/>
    </style:style>
    <style:style style:name="Table1.C" style:family="table-column">
      <style:table-column-properties style:column-width="1.016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5389in" style:rel-column-width="5100*"/>
    </style:style>
    <style:style style:name="Table2.B" style:family="table-column">
      <style:table-column-properties style:column-width="1.0542in" style:rel-column-width="1519*"/>
    </style:style>
    <style:style style:name="Table2.C" style:family="table-column">
      <style:table-column-properties style:column-width="1.0479in" style:rel-column-width="1510*"/>
    </style:style>
    <style:style style:name="Table2.D" style:family="table-column">
      <style:table-column-properties style:column-width="1.0521in" style:rel-column-width="151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1a19a2"/>
    </style:style>
    <style:style style:name="P6" style:family="paragraph" style:parent-style-name="Heading_20_2">
      <style:text-properties officeooo:paragraph-rsid="001a19a2"/>
    </style:style>
    <style:style style:name="P7" style:family="paragraph" style:parent-style-name="Table_20_Contents">
      <style:paragraph-properties fo:text-align="end" style:justify-single-word="false"/>
      <style:text-properties officeooo:rsid="001ef265" officeooo:paragraph-rsid="001ef265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f265" officeooo:paragraph-rsid="001ef265" style:font-weight-asian="bold" style:font-weight-complex="bold"/>
    </style:style>
    <style:style style:name="P9" style:family="paragraph" style:parent-style-name="Table_20_Contents">
      <style:text-properties fo:font-weight="bold" officeooo:rsid="00210478" officeooo:paragraph-rsid="0021047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1ef265"/>
    </style:style>
    <style:style style:name="P12" style:family="paragraph" style:parent-style-name="Text_20_body">
      <style:text-properties officeooo:paragraph-rsid="001a19a2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text-properties officeooo:paragraph-rsid="001c64a2"/>
    </style:style>
    <style:style style:name="P18" style:family="paragraph" style:parent-style-name="Text_20_body">
      <style:text-properties officeooo:rsid="001c64a2" officeooo:paragraph-rsid="001c64a2"/>
    </style:style>
    <style:style style:name="P19" style:family="paragraph" style:parent-style-name="Text_20_body" style:list-style-name="L2">
      <style:text-properties officeooo:rsid="001c64a2" officeooo:paragraph-rsid="001c64a2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paragraph-rsid="001d604a"/>
    </style:style>
    <style:style style:name="P21" style:family="paragraph" style:parent-style-name="Text_20_body">
      <style:text-properties officeooo:paragraph-rsid="001d604a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in" fo:margin-bottom="0in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P30" style:family="paragraph" style:parent-style-name="Text_20_body" style:list-style-name="L7"/>
    <style:style style:name="P31" style:family="paragraph" style:parent-style-name="Text_20_body" style:list-style-name="L7">
      <style:paragraph-properties fo:margin-top="0in" fo:margin-bottom="0in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8">
      <style:paragraph-properties fo:margin-top="0in" fo:margin-bottom="0in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in" fo:margin-bottom="0in" style:contextual-spacing="false"/>
    </style:style>
    <style:style style:name="P36" style:family="paragraph" style:parent-style-name="Text_20_body">
      <style:text-properties officeooo:rsid="00227b0a" officeooo:paragraph-rsid="00227b0a"/>
    </style:style>
    <style:style style:name="T1" style:family="text">
      <style:text-properties officeooo:rsid="001a19a2"/>
    </style:style>
    <style:style style:name="T2" style:family="text">
      <style:text-properties officeooo:rsid="001ac099"/>
    </style:style>
    <style:style style:name="T3" style:family="text">
      <style:text-properties officeooo:rsid="001b91db"/>
    </style:style>
    <style:style style:name="T4" style:family="text">
      <style:text-properties officeooo:rsid="001c64a2"/>
    </style:style>
    <style:style style:name="T5" style:family="text">
      <style:text-properties officeooo:rsid="001d604a"/>
    </style:style>
    <style:style style:name="T6" style:family="text">
      <style:text-properties officeooo:rsid="001dc72b"/>
    </style:style>
    <style:style style:name="T7" style:family="text">
      <style:text-properties officeooo:rsid="001dedd4"/>
    </style:style>
    <style:style style:name="T8" style:family="text">
      <style:text-properties officeooo:rsid="001ef265"/>
    </style:style>
    <style:style style:name="T9" style:family="text">
      <style:text-properties officeooo:rsid="001f08cb"/>
    </style:style>
    <style:style style:name="T10" style:family="text">
      <style:text-properties officeooo:rsid="001f411f"/>
    </style:style>
    <style:style style:name="T11" style:family="text">
      <style:text-properties officeooo:rsid="00210478"/>
    </style:style>
    <style:style style:name="T12" style:family="text">
      <style:text-properties officeooo:rsid="00227b0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co-hq</text:p>
      <text:p text:style-name="Subtitle">Produção de dados e análise sobre campanhas de financiamento coletivo de histórias em quadrinhos (HQ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2628_3211585117" text:style-name="Index_20_Link" text:visited-style-name="Index_20_Link">1. Introdução<text:tab/>1</text:a></text:p>
          <text:p text:style-name="P2"><text:a xlink:type="simple" xlink:href="#__RefHeading___Toc2630_3211585117" text:style-name="Index_20_Link" text:visited-style-name="Index_20_Link">1.1. Por que esse nome?<text:tab/>1</text:a></text:p>
          <text:p text:style-name="P2"><text:a xlink:type="simple" xlink:href="#__RefHeading___Toc2632_3211585117" text:style-name="Index_20_Link" text:visited-style-name="Index_20_Link">1.2. Objetivos<text:tab/>2</text:a></text:p>
          <text:p text:style-name="P1"><text:a xlink:type="simple" xlink:href="#__RefHeading___Toc2634_3211585117" text:style-name="Index_20_Link" text:visited-style-name="Index_20_Link">2. Conceitos básicos<text:tab/>2</text:a></text:p>
          <text:p text:style-name="P2"><text:a xlink:type="simple" xlink:href="#__RefHeading___Toc2636_3211585117" text:style-name="Index_20_Link" text:visited-style-name="Index_20_Link">2.1. Origens dos dados<text:tab/>2</text:a></text:p>
          <text:p text:style-name="P2"><text:a xlink:type="simple" xlink:href="#__RefHeading___Toc2638_3211585117" text:style-name="Index_20_Link" text:visited-style-name="Index_20_Link">2.2. Financiamento Coletivo<text:tab/>2</text:a></text:p>
          <text:p text:style-name="P2"><text:a xlink:type="simple" xlink:href="#__RefHeading___Toc2640_3211585117" text:style-name="Index_20_Link" text:visited-style-name="Index_20_Link">2.3. Modalidades de Financiamento<text:tab/>3</text:a></text:p>
          <text:p text:style-name="P3"><text:a xlink:type="simple" xlink:href="#__RefHeading___Toc2642_3211585117" text:style-name="Index_20_Link" text:visited-style-name="Index_20_Link">2.3.1. Campanhas Recorrentes<text:tab/>3</text:a></text:p>
          <text:p text:style-name="P3"><text:a xlink:type="simple" xlink:href="#__RefHeading___Toc2644_3211585117" text:style-name="Index_20_Link" text:visited-style-name="Index_20_Link">2.3.2. Campanhas Pontuais<text:tab/>4</text:a></text:p>
          <text:p text:style-name="P2"><text:a xlink:type="simple" xlink:href="#__RefHeading___Toc2646_3211585117" text:style-name="Index_20_Link" text:visited-style-name="Index_20_Link">2.4. Correção Monetária<text:tab/>4</text:a></text:p>
          <text:p text:style-name="P2"><text:a xlink:type="simple" xlink:href="#__RefHeading___Toc2648_3211585117" text:style-name="Index_20_Link" text:visited-style-name="Index_20_Link">2.5. Classificação de Conteúdo<text:tab/>4</text:a></text:p>
          <text:p text:style-name="P3"><text:a xlink:type="simple" xlink:href="#__RefHeading___Toc2650_3211585117" text:style-name="Index_20_Link" text:visited-style-name="Index_20_Link">2.5.1. Menções<text:tab/>5</text:a></text:p>
          <text:p text:style-name="P3"><text:a xlink:type="simple" xlink:href="#__RefHeading___Toc2652_3211585117" text:style-name="Index_20_Link" text:visited-style-name="Index_20_Link">2.5.2. Gênero<text:tab/>5</text:a></text:p>
          <text:p text:style-name="P4"><text:a xlink:type="simple" xlink:href="#__RefHeading___Toc2654_3211585117" text:style-name="Index_20_Link" text:visited-style-name="Index_20_Link">2.5.2.1. Empresas<text:tab/>5</text:a></text:p>
          <text:p text:style-name="P4"><text:a xlink:type="simple" xlink:href="#__RefHeading___Toc2656_3211585117" text:style-name="Index_20_Link" text:visited-style-name="Index_20_Link">2.5.2.2. Coletivo<text:tab/>6</text:a></text:p>
          <text:p text:style-name="P4"><text:a xlink:type="simple" xlink:href="#__RefHeading___Toc2658_3211585117" text:style-name="Index_20_Link" text:visited-style-name="Index_20_Link">2.5.2.3. Individual<text:tab/>6</text:a></text:p>
          <text:p text:style-name="P4"><text:a xlink:type="simple" xlink:href="#__RefHeading___Toc2660_3211585117" text:style-name="Index_20_Link" text:visited-style-name="Index_20_Link">2.5.2.4. Outros<text:tab/>6</text:a></text:p>
        </text:index-body>
      </text:table-of-content>
      <text:p text:style-name="Text_20_body"/>
      <text:h text:style-name="Heading_20_1" text:outline-level="1"><text:bookmark-start text:name="__RefHeading___Toc2628_3211585117"/>1. Introdução<text:bookmark-end text:name="__RefHeading___Toc2628_3211585117"/></text:h>
      <text:p text:style-name="P17"><text:span text:style-name="T2">O financiamento coletivo tem se mostrado uma importante fonte </text:span><text:span text:style-name="T3">de recursos para a viabilização de histórias em quadrinhos no mercado brasileiro.</text:span></text:p>
      <text:p text:style-name="P17">A proposta d<text:span text:style-name="T2">a iniciativa</text:span><text:span text:style-name="Strong_20_Emphasis"> profico-hq</text:span> é realizar <text:span text:style-name="T2">periodicamente </text:span>o levantamento, a análise e a interpretação de dados de campanhas de <text:span text:style-name="T3">arrecadação para projetos</text:span> de quadrinhos <text:span text:style-name="T3">envolvendo as plataformas </text:span><text:span text:style-name="T2">Catarse (</text:span><text:a xlink:type="simple" xlink:href="https://www.catarse.me/" text:style-name="Internet_20_link" text:visited-style-name="Visited_20_Internet_20_Link"><text:span text:style-name="T2">https://www.catarse.me/</text:span></text:a><text:span text:style-name="T2">) e Apoia.se (</text:span><text:a xlink:type="simple" xlink:href="https://apoia.se/" text:style-name="Internet_20_link" text:visited-style-name="Visited_20_Internet_20_Link"><text:span text:style-name="T2">https://apoia.se/</text:span></text:a><text:span text:style-name="T2">) </text:span></text:p>
      <text:h text:style-name="Heading_20_2" text:outline-level="2"><text:bookmark-start text:name="__RefHeading___Toc2630_3211585117"/>1.1. Por que esse nome?<text:bookmark-end text:name="__RefHeading___Toc2630_3211585117"/></text:h>
      <text:p text:style-name="P15">O termo profico-hq vem de:</text:p>
      <text:list text:style-name="L1">
        <text:list-item>
          <text:p text:style-name="P14">profico, combinação de PRojetos de FInanciamento COletivo </text:p>
        </text:list-item>
        <text:list-item>
          <text:p text:style-name="P13">HQ, sigla para histórias em quadrinhos </text:p>
        </text:list-item>
      </text:list>
      <text:p text:style-name="Text_20_body">Mas profico é <text:span text:style-name="T4">uma licença poética para o termo </text:span>profícuo que, segundo o <text:a xlink:type="simple" xlink:href="https://www.dicio.com.br/proficuo/" text:style-name="Internet_20_link" text:visited-style-name="Visited_20_Internet_20_Link">Dicio</text:a> <text:span text:style-name="T1">(https://www.dicio.com.br/proficuo/)</text:span>, é um adjetivo e significa algo:</text:p>
      <text:p text:style-name="Quotations">Cujo resultado é produtivo, proveitoso, útil ou lucrativo; proficiente.</text:p>
      <text:p text:style-name="Text_20_body">Ou então:</text:p>
      <text:p text:style-name="Quotations"><text:soft-page-break/>Que tende a ser rentável; que possui êxito; rendoso: ele realizou um trabalho profícuo e foi promovido.</text:p>
      <text:h text:style-name="P6" text:outline-level="2"><text:bookmark-start text:name="__RefHeading___Toc2632_3211585117"/>1.<text:span text:style-name="T1">2</text:span>. Objetivos<text:bookmark-end text:name="__RefHeading___Toc2632_3211585117"/></text:h>
      <text:p text:style-name="P18">Analisar o mercado de histórias em quadrinhos produzidas a partir de campanhas de financiamento coletivo considerando dimensões como:</text:p>
      <text:list text:style-name="L2">
        <text:list-item>
          <text:p text:style-name="P19">taxa de sucesso das campanhas;</text:p>
        </text:list-item>
        <text:list-item>
          <text:p text:style-name="P19">valores movimentados e efetivamente arrecadados;</text:p>
        </text:list-item>
        <text:list-item>
          <text:p text:style-name="P19">modalidade de campanha: tudo ou nada, flex ou recorrente;</text:p>
        </text:list-item>
        <text:list-item>
          <text:p text:style-name="P19">localidade das pessoas autoras;</text:p>
        </text:list-item>
        <text:list-item>
          <text:p text:style-name="P19">autoria: por gênero (para pessoas físicas) ou agrupamentos (coletivo ou empresa).</text:p>
        </text:list-item>
      </text:list>
      <text:p text:style-name="P12"/>
      <text:h text:style-name="P5" text:outline-level="1"><text:bookmark-start text:name="__RefHeading___Toc2634_3211585117"/><text:span text:style-name="T1">2</text:span>. <text:span text:style-name="T1">Conceitos básicos</text:span><text:bookmark-end text:name="__RefHeading___Toc2634_3211585117"/></text:h>
      <text:h text:style-name="Heading_20_2" text:outline-level="2"><text:bookmark-start text:name="__RefHeading___Toc2636_3211585117"/><text:span text:style-name="T5">2.1</text:span><text:span text:style-name="T2">. </text:span>Origens dos dados<text:bookmark-end text:name="__RefHeading___Toc2636_3211585117"/></text:h>
      <text:p text:style-name="P20"><text:bookmark text:name="user-content-origens-dos-dados"/>A principal fonte de dados para este trabalho é <text:a xlink:type="simple" xlink:href="https://www.catarse.me/" text:style-name="Internet_20_link" text:visited-style-name="Visited_20_Internet_20_Link">Catarse.me</text:a>, seguido de <text:a xlink:type="simple" xlink:href="https://www.apoia.se/" text:style-name="Internet_20_link" text:visited-style-name="Visited_20_Internet_20_Link">Apoia.se</text:a>.</text:p>
      <text:p text:style-name="P21">Os valores monetários nas campanhas, tal como meta, total levantado ou valor de recompensas é nominal e se refere à época de execução da campanha. Para ter uma base de comparação mais adequada, vou usar a <text:a xlink:type="simple" xlink:href="https://www.aasp.org.br/suporte-profissional/indices-economicos/indices-judiciais/tabela-pratica-para-calculo-de-atualizacao-monetaria-ipca-e/" text:style-name="Internet_20_link" text:visited-style-name="Visited_20_Internet_20_Link">Tabela Prática para Cálculo de Atualização Monetária – IPCA-E</text:a>, que possui uma maneira bem prática para atualização de um valor monetário para o valor presente.</text:p>
      <text:p text:style-name="P21">Para ter uma ideia da participação das HQ viabilizadas com campanhas de financiamento coletivo, decidi considerar a página de lançamentos do <text:a xlink:type="simple" xlink:href="http://guiadosquadrinhos.com/" text:style-name="Internet_20_link" text:visited-style-name="Visited_20_Internet_20_Link">Guia dos Quadrinhos</text:a>, que se consiste num banco de dados centralizado e de boa qualidade.</text:p>
      <text:p text:style-name="P21">O <text:span text:style-name="Emphasis">Financiamento Coletivo</text:span> é uma maneira de viabilizar projetos ou iniciativas de várias naturezas a partir do esforço de pessoas entusiastas ou interessadas. Com a popularização da internet, alguns empreendimentos surgiram como <text:span text:style-name="Emphasis">plataformas</text:span> de financiamento coletivo, oferecendo mecanismos de divulgação e arrecadação de doações, normalmente reservando um percentual do total arrecadado das campanhas que foram bem sucedidas.</text:p>
      <text:p text:style-name="Text_20_body">O sucesso de uma campanha de arrecadação depende da modalidade. Uma campanha <text:span text:style-name="Emphasis">Tudo ou Nada</text:span> será considerada bem sucedida se o valor total arrecadado na data de encerramento atingiu a meta estabelecida pelas pessoas autoras do projeto. Por outro lado, uma campanha <text:span text:style-name="Emphasis">Flex</text:span> será considerada bem sucedida se receber qualquer doação, mesmo que não atinja a meta estabelecida na data de encerramento.</text:p>
      <text:h text:style-name="Heading_20_2" text:outline-level="2"><text:bookmark-start text:name="__RefHeading___Toc2638_3211585117"/><text:span text:style-name="T5">2.2. </text:span>Financiamento Coletivo<text:bookmark-end text:name="__RefHeading___Toc2638_3211585117"/></text:h>
      <text:p text:style-name="P16"><text:bookmark text:name="user-content-financiamento-coletivo"/>Antes da <text:span text:style-name="Emphasis">internet</text:span>, era comum que um projeto cultural fosse financiado por um limitado grupo de pessoas físicas ou jurídicas.</text:p>
      <text:p text:style-name="Text_20_body"><text:soft-page-break/>Este mecenato podia ser praticado por estas pessoas por diferentes motivos. O primeiro seria a <text:span text:style-name="Emphasis">filantropia</text:span>, isto é, a vontade de promover o bem-estar humano e social através do financiamento da arte e projetos de cultura. A filantropia, contudo, não é excludente a outros motivos mais materialistas, tal como a <text:span text:style-name="Emphasis">autopromoção</text:span>, quando a pessoa deseja vincular seu nome ou marca ao projeto patrocinado, ou a obtenção de <text:span text:style-name="Emphasis">vantagens fiscais</text:span>, tal como acontece com a <text:a xlink:type="simple" xlink:href="https://www.gov.br/secom/pt-br/fatos/brasil-contra-fake/noticias/2023/3/o-que-voce-precisa-saber-sobre-a-lei-rouanet" text:style-name="Internet_20_link" text:visited-style-name="Visited_20_Internet_20_Link">Lei Rouanet</text:a>.</text:p>
      <text:p text:style-name="Text_20_body">No início do século XXI, a sociedade testemunhou uma série de transformações - certamente catalizadas pela <text:span text:style-name="Emphasis">internet</text:span> - que viabilizaram uma nova forma de captação de recursos: o <text:span text:style-name="Emphasis">financiamento coletivo</text:span> ou <text:span text:style-name="Emphasis">crowdfunding</text:span>.</text:p>
      <text:p text:style-name="Text_20_body">Com as <text:span text:style-name="Emphasis">redes sociais</text:span>, por exemplo, artistas e pessoas produtoras culturais podem interagir de maneira mais horizontal com o público. O <text:span text:style-name="Emphasis">comércio eletrônico</text:span> consolidou o hábito de <text:span text:style-name="Emphasis">compra à distância</text:span> com a redução dos <text:span text:style-name="Emphasis">custos logísticos</text:span>, a oferta de <text:span text:style-name="Emphasis">meios de pagamento digitais</text:span> e o surgimento da economia de plataforma, com destaque para as <text:span text:style-name="Emphasis">plataformas de financiamento coletivo</text:span>.</text:p>
      <text:p text:style-name="Text_20_body">Nesse contexto, o financiamento coletivo acontece numa lógica invertida: em vez de poucas pessoas investindo grandes parcelas no projeto, observamos muitas pessoas realizando contribuições de pequeno volume.</text:p>
      <text:p text:style-name="Text_20_body">É importante destacar que nem a <text:span text:style-name="Emphasis">internet</text:span>, nem as plataformas de <text:span text:style-name="Emphasis">crowdfunding</text:span> são obrigatórias para a execução de campanhas de financiamento coletivo, mas elas certamente potencializam os esforços de divulgação e arrecadação destas campanhas.</text:p>
      <text:h text:style-name="Heading_20_2" text:outline-level="2"><text:bookmark-start text:name="__RefHeading___Toc2640_3211585117"/><text:span text:style-name="T5">2.3. </text:span>Modalidades de Financiamento<text:bookmark-end text:name="__RefHeading___Toc2640_3211585117"/></text:h>
      <text:p text:style-name="P16"><text:bookmark text:name="user-content-modalidades-de-financiamento"/>Neste relatório, a <text:span text:style-name="Emphasis">modalidade</text:span> é uma característica determinante das campanhas para diversas análises e recortes. Nas plataformas de financiamento coletivo estudadas neste relatório, <text:a xlink:type="simple" xlink:href="https://www.catarse.me/" text:style-name="Internet_20_link" text:visited-style-name="Visited_20_Internet_20_Link">Catarse</text:a> e <text:a xlink:type="simple" xlink:href="https://apoia.se/" text:style-name="Internet_20_link" text:visited-style-name="Visited_20_Internet_20_Link">Apoia.se</text:a>, é possível destacar três modalidades de financiamento coletivo:</text:p>
      <text:list text:style-name="L3">
        <text:list-item>
          <text:p text:style-name="P23">recorrente; </text:p>
        </text:list-item>
        <text:list-item>
          <text:p text:style-name="P23">tudo ou nada (campanha pontual); </text:p>
        </text:list-item>
        <text:list-item>
          <text:p text:style-name="P22">flex (campanha pontual). </text:p>
        </text:list-item>
      </text:list>
      <text:p text:style-name="Text_20_body">Warning</text:p>
      <text:p text:style-name="Text_20_body">As modalidades de financiamento a seguir são categorias de análise deste relatório. Por favor, antes de lançar uma campanha de financiamento coletivo, leia as regras, recomendações e termos de uso da plataforma.</text:p>
      <text:h text:style-name="Heading_20_3" text:outline-level="3"><text:bookmark-start text:name="__RefHeading___Toc2642_3211585117"/><text:span text:style-name="T5">2.3.1. </text:span>Campanhas Recorrentes<text:bookmark-end text:name="__RefHeading___Toc2642_3211585117"/></text:h>
      <text:p text:style-name="P16"><text:bookmark text:name="user-content-campanhas-recorrentes"/>A modalidade <text:span text:style-name="Strong_20_Emphasis">recorrente</text:span> funciona num modelo de assinatura e não tem data de encerramento. É utilizada por indivíduos, coletivos ou empresas que precisam de apoio contínuo e organizam um modelo de negócio que se apoie na arrecadação continuada, mês a mês.</text:p>
      <text:p text:style-name="Text_20_body">O modo como cada plataforma de financiamento coletivo lida com as categorias pode interferir um pouco nas análises. Enquanto em <text:a xlink:type="simple" xlink:href="https://www.catarse.me/" text:style-name="Internet_20_link" text:visited-style-name="Visited_20_Internet_20_Link">Catarse</text:a> a categoria <text:span text:style-name="Emphasis">quadrinhos</text:span> é para uma campanha de arrecadação voltada para a produção de quadrinhos, em <text:a xlink:type="simple" xlink:href="https://apoia.se/" text:style-name="Internet_20_link" text:visited-style-name="Visited_20_Internet_20_Link">Apoia.se</text:a> uma campanha pode ter múltiplas categorias. Dessa forma, no conjunto de dados analisados vamos encontrar campanhas de indivíduos, coletivos ou empresas voltadas para o financiamento:</text:p>
      <text:list text:style-name="L4">
        <text:list-item>
          <text:p text:style-name="P25"><text:soft-page-break/>de quadrinhos, especificamente; ou </text:p>
        </text:list-item>
        <text:list-item>
          <text:p text:style-name="P24">de projetos de divulgação de conteúdo geek, tal como canais de youtube, podcasts, sites ou blogs. </text:p>
        </text:list-item>
      </text:list>
      <text:p text:style-name="Text_20_body">Neste relatório, a campanha recorrente será considerada <text:span text:style-name="Emphasis">bem sucedida</text:span> se receber ao menos <text:span text:style-name="Emphasis">um apoio de qualquer valor</text:span>.</text:p>
      <text:h text:style-name="Heading_20_3" text:outline-level="3"><text:bookmark-start text:name="__RefHeading___Toc2644_3211585117"/><text:span text:style-name="T5">2.3.2. </text:span>Campanhas Pontuais<text:bookmark-end text:name="__RefHeading___Toc2644_3211585117"/></text:h>
      <text:p text:style-name="P16"><text:bookmark text:name="user-content-campanhas-pontuais"/>As campanhas pontuais têm duração predefinida, isto é, as pessoas que as organizam precisam definir uma data de encerramento e uma meta de arrecadação.</text:p>
      <text:p text:style-name="Text_20_body">Para ser considerada <text:span text:style-name="Emphasis">bem sucedida</text:span>, a campanha da modalidade <text:span text:style-name="Strong_20_Emphasis">tudo ou nada</text:span> precisa atingir ou ultrapassar a meta até a data de encerramento. Quando não é bem sucedida, o dinheiro é ressarcido para as pessoas que apoiaram.</text:p>
      <text:p text:style-name="Text_20_body">A campanha na modalidade <text:span text:style-name="Strong_20_Emphasis">flex</text:span> se diferencia da <text:span text:style-name="Strong_20_Emphasis">tudo ou nada</text:span> por não obrigar o atingimento da meta na data de encerramento. Dessa forma, se não for cancelada pelas pessoas organizadoras ou pela plataforma de financiamento coletivo, uma campanha flex será considerada <text:span text:style-name="Emphasis">bem sucedida</text:span> se receber pelo menos um apoio na data de encerramento.</text:p>
      <text:p text:style-name="Text_20_body">A tabela a seguir resume em que condições uma campanha pode falhar ou terminar bem sucedida nas plataforma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ituação</text:p>
            </table:table-cell>
            <table:table-cell table:style-name="Table1.A1" office:value-type="string">
              <text:p text:style-name="Table_20_Heading">tudo ou nada</text:p>
            </table:table-cell>
            <table:table-cell table:style-name="Table1.A1" office:value-type="string">
              <text:p text:style-name="Table_20_Heading">flex</text:p>
            </table:table-cell>
          </table:table-row>
        </table:table-header-rows>
        <table:table-row>
          <table:table-cell table:style-name="Table1.A1" office:value-type="string">
            <text:p text:style-name="Table_20_Contents">ultrapassou a meta</text:p>
          </table:table-cell>
          <table:table-cell table:style-name="Table1.A1" office:value-type="string">
            <text:p text:style-name="Table_20_Contents">bem sucedida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atingiu a meta</text:p>
          </table:table-cell>
          <table:table-cell table:style-name="Table1.A1" office:value-type="string">
            <text:p text:style-name="Table_20_Contents">bem sucedida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recebeu pelo menos uma contribuição</text:p>
          </table:table-cell>
          <table:table-cell table:style-name="Table1.A1" office:value-type="string">
            <text:p text:style-name="Table_20_Contents">falhou</text:p>
          </table:table-cell>
          <table:table-cell table:style-name="Table1.A1" office:value-type="string">
            <text:p text:style-name="Table_20_Contents">bem sucedida</text:p>
          </table:table-cell>
        </table:table-row>
        <table:table-row>
          <table:table-cell table:style-name="Table1.A1" office:value-type="string">
            <text:p text:style-name="Table_20_Contents">cancelamento antes do encerramento</text:p>
          </table:table-cell>
          <table:table-cell table:style-name="Table1.A1" office:value-type="string">
            <text:p text:style-name="Table_20_Contents">falhou</text:p>
          </table:table-cell>
          <table:table-cell table:style-name="Table1.A1" office:value-type="string">
            <text:p text:style-name="Table_20_Contents">falhou</text:p>
          </table:table-cell>
        </table:table-row>
      </table:table>
      <text:p text:style-name="Text_20_body"/>
      <text:p text:style-name="Text_20_body">Os comportamentos diferentes de cada modalidade sugerem usos diferentes. Se a pessoa organizadora da campanha não possui os recursos para executar o projeto, a modalidade <text:span text:style-name="Strong_20_Emphasis">tudo ou nada</text:span> seria mais adequada porque não implica em compromissos de entrega com a comunidade apoiadora - de fato, as pessoas apoiadoras são ressarcidas pela plataforma quando a campanha não é bem sucedida. Por outro lado, se a pessoa organizadora possui os recursos para viabilizar o projeto, a campanha na modalidade <text:span text:style-name="Strong_20_Emphasis">flex</text:span> pode ser funcionar como um canal de pré-venda.</text:p>
      <text:h text:style-name="Heading_20_2" text:outline-level="2"><text:bookmark-start text:name="__RefHeading___Toc2646_3211585117"/><text:span text:style-name="T5">2.4. </text:span>Correção Monetária<text:bookmark-end text:name="__RefHeading___Toc2646_3211585117"/></text:h>
      <text:p text:style-name="P16"><text:bookmark text:name="user-content-correção-monetária"/>O valor desejado (meta), o valor arrecado e os valores das recompensas serão ajustados, de acordo com a <text:a xlink:type="simple" xlink:href="https://www.aasp.org.br/suporte-profissional/indices-economicos/indices-judiciais/tabela-pratica-para-calculo-de-atualizacao-monetaria-ipca-e/" text:style-name="Internet_20_link" text:visited-style-name="Visited_20_Internet_20_Link">Tabela Prática para Cálculo de Atualização Monetária – IPCA-E</text:a> da AASP, para o valor em dezembro do ano base do relatório (2023, neste caso).</text:p>
      <text:h text:style-name="Heading_20_2" text:outline-level="2"><text:bookmark-start text:name="__RefHeading___Toc2648_3211585117"/><text:span text:style-name="T5">2.5. </text:span>Classificação de Conteúdo<text:bookmark-end text:name="__RefHeading___Toc2648_3211585117"/></text:h>
      <text:p text:style-name="P16"><text:bookmark text:name="user-content-classificação-de-conteúdo"/>Um mesmo script python de classificação é utilizado como base para a identificação de gênero de pessoas autoras ou para a categorização do conteúdo do texto da campanha. A ideia básica é manter, para cada categoria, uma lista de palavras chave e possíveis variações escritas na forma de <text:a xlink:type="simple" xlink:href="https://pt.wikipedia.org/wiki/Expressão_regular" text:style-name="Internet_20_link" text:visited-style-name="Visited_20_Internet_20_Link">expressões regulares</text:a>, que buscam padrões de texto de acordo com uma destas regras:</text:p>
      <text:list text:style-name="L5">
        <text:list-item>
          <text:p text:style-name="P27"><text:soft-page-break/>pesquisa exata: o texto deve conter a palavra na lista </text:p>
        </text:list-item>
        <text:list-item>
          <text:p text:style-name="P27">pesquisa "começa com": o texto contém palavra que começa com o padrão na lista de palavras </text:p>
        </text:list-item>
        <text:list-item>
          <text:p text:style-name="P26">pesquisa "contém": o texto contém palavra que contém o padrão na lista de palavras </text:p>
        </text:list-item>
      </text:list>
      <text:p text:style-name="Text_20_body">Para maiores informações, consulte o script de normalização, <text:a xlink:type="simple" xlink:href="https://github.com/silva-erick/profico-hq/blob/main/scripts/02-normalizacao/01-normalizar.py" text:style-name="Internet_20_link" text:visited-style-name="Visited_20_Internet_20_Link">scripts/01-normalizar.py</text:a>, ou os arquivos de padrões e palavras chave de cada categoria.</text:p>
      <text:h text:style-name="Heading_20_3" text:outline-level="3"><text:bookmark-start text:name="__RefHeading___Toc2650_3211585117"/><text:span text:style-name="T6">2.5.1. </text:span>Menções<text:bookmark-end text:name="__RefHeading___Toc2650_3211585117"/></text:h>
      <text:p text:style-name="P16"><text:bookmark text:name="user-content-menções"/>O arquivo <text:a xlink:type="simple" xlink:href="https://github.com/silva-erick/profico-hq/blob/main/scripts/02-normalizacao/mencoes.json" text:style-name="Internet_20_link" text:visited-style-name="Visited_20_Internet_20_Link">mencoes.json</text:a> contém padrões e palavras chaves que são usados para testar o pertencimento dos textos das campanhas a uma determinada categoria de interesse:</text:p>
      <text:list text:style-name="L6">
        <text:list-item>
          <text:p text:style-name="P29">Ângelo Agostini </text:p>
        </text:list-item>
        <text:list-item>
          <text:p text:style-name="P29">CCXP </text:p>
        </text:list-item>
        <text:list-item>
          <text:p text:style-name="P29">Disputa </text:p>
        </text:list-item>
        <text:list-item>
          <text:p text:style-name="P29">Erotismo </text:p>
        </text:list-item>
        <text:list-item>
          <text:p text:style-name="P29">Fantasia </text:p>
        </text:list-item>
        <text:list-item>
          <text:p text:style-name="P29">Ficcao Científica </text:p>
        </text:list-item>
        <text:list-item>
          <text:p text:style-name="P29">FIQ </text:p>
        </text:list-item>
        <text:list-item>
          <text:p text:style-name="P29">Folclore </text:p>
        </text:list-item>
        <text:list-item>
          <text:p text:style-name="P29">Herois </text:p>
        </text:list-item>
        <text:list-item>
          <text:p text:style-name="P29">HQMIX </text:p>
        </text:list-item>
        <text:list-item>
          <text:p text:style-name="P29">Humor </text:p>
        </text:list-item>
        <text:list-item>
          <text:p text:style-name="P29">Jogos </text:p>
        </text:list-item>
        <text:list-item>
          <text:p text:style-name="P29">LGBTQIA+ </text:p>
        </text:list-item>
        <text:list-item>
          <text:p text:style-name="P29">Mídia Independente </text:p>
        </text:list-item>
        <text:list-item>
          <text:p text:style-name="P29">Política </text:p>
        </text:list-item>
        <text:list-item>
          <text:p text:style-name="P29">Questões de Gênero </text:p>
        </text:list-item>
        <text:list-item>
          <text:p text:style-name="P29">Religiosidade </text:p>
        </text:list-item>
        <text:list-item>
          <text:p text:style-name="P29">Salões de Humor </text:p>
        </text:list-item>
        <text:list-item>
          <text:p text:style-name="P29">Terror </text:p>
        </text:list-item>
        <text:list-item>
          <text:p text:style-name="P29">Webformatos </text:p>
        </text:list-item>
        <text:list-item>
          <text:p text:style-name="P28">Zine </text:p>
        </text:list-item>
      </text:list>
      <text:h text:style-name="Heading_20_3" text:outline-level="3"><text:bookmark-start text:name="__RefHeading___Toc2652_3211585117"/><text:span text:style-name="T6">2.5.2. </text:span>Gênero<text:bookmark-end text:name="__RefHeading___Toc2652_3211585117"/></text:h>
      <text:p text:style-name="P16"><text:bookmark text:name="user-content-gênero"/>Na maior parte dos casos, foi possível identificar se quem organiza a campanha é uma pessoa <text:span text:style-name="Emphasis">individual</text:span>, que pode ter gênero determinado como <text:span text:style-name="Emphasis">masculino</text:span> ou <text:span text:style-name="Emphasis">feminino</text:span>, ou um <text:span text:style-name="Emphasis">coletivo</text:span>, que pode ser classificado como <text:span text:style-name="Emphasis">empresa</text:span> ou como <text:span text:style-name="Emphasis">coletivo</text:span> de artistas.</text:p>
      <text:p text:style-name="Text_20_body">Além do arquivo com padrões e palavras chave de gênero de pessoas autoras, <text:a xlink:type="simple" xlink:href="https://github.com/silva-erick/profico-hq/blob/main/scripts/02-normalizacao/autorias.json" text:style-name="Internet_20_link" text:visited-style-name="Visited_20_Internet_20_Link">autorias.json</text:a>, o script também utiliza um dataset de nomes construído a partir de dados do Censo do IBGE para determinar se um primeiro nome tem maior frequência no gênero masculino ou feminino.</text:p>
      <text:h text:style-name="Heading_20_4" text:outline-level="4"><text:bookmark-start text:name="__RefHeading___Toc2654_3211585117"/><text:span text:style-name="T6">2.5.2.1. </text:span>Empresas<text:bookmark-end text:name="__RefHeading___Toc2654_3211585117"/></text:h>
      <text:p text:style-name="P16"><text:bookmark text:name="user-content-empresas"/>A análise dos dados apontou uma série de nomes públicos relacionados a empresas, organizações, institutos, associações e similares. Foi construída uma base de conhecimento contendo as seguintes regras para o nome público:</text:p>
      <text:list text:style-name="L7">
        <text:list-item>
          <text:p text:style-name="P31"><text:soft-page-break/>possui palavras fortes como LTDA, Eireli ou editora </text:p>
        </text:list-item>
        <text:list-item>
          <text:p text:style-name="P30">está numa lista conhecida de empresas </text:p>
        </text:list-item>
      </text:list>
      <text:h text:style-name="Heading_20_4" text:outline-level="4"><text:bookmark-start text:name="__RefHeading___Toc2656_3211585117"/><text:span text:style-name="T6">2.5.2.2. </text:span>Coletivo<text:bookmark-end text:name="__RefHeading___Toc2656_3211585117"/></text:h>
      <text:p text:style-name="P16"><text:bookmark text:name="user-content-coletivo"/>A categoria coletivo segue regras parecidas às de empresas, mas no contexto de coletivos de artistas. O nome público:</text:p>
      <text:list text:style-name="L8">
        <text:list-item>
          <text:p text:style-name="P33">possui palavras frotes como coletivo, equipe, estúdio, studio, selo ou grupo </text:p>
        </text:list-item>
        <text:list-item>
          <text:p text:style-name="P32">está numa lista conhecida de coletivos </text:p>
        </text:list-item>
      </text:list>
      <text:h text:style-name="Heading_20_4" text:outline-level="4"><text:bookmark-start text:name="__RefHeading___Toc2658_3211585117"/><text:span text:style-name="T6">2.5.2.3. </text:span>Individual<text:bookmark-end text:name="__RefHeading___Toc2658_3211585117"/></text:h>
      <text:p text:style-name="P16"><text:bookmark text:name="user-content-individual"/>Quando o nome público de autoria associado à campanha não foi classificado como <text:span text:style-name="Emphasis">empresa</text:span> ou <text:span text:style-name="Emphasis">coletivo</text:span>, verifica-se se o nome público:</text:p>
      <text:list text:style-name="L9">
        <text:list-item>
          <text:p text:style-name="P35">está numa lista conhecida de nomes de artistas ou personas marcados como <text:span text:style-name="Emphasis">masculino</text:span> ou <text:span text:style-name="Emphasis">feminino</text:span>; </text:p>
        </text:list-item>
        <text:list-item>
          <text:p text:style-name="P34">tem como primeira palavra mais frequente (acima de 75%) como <text:span text:style-name="Emphasis">masculino</text:span> ou <text:span text:style-name="Emphasis">feminino</text:span>. Neste caso, utilizou-se o <text:a xlink:type="simple" xlink:href="https://brasil.io/dataset/genero-nomes/nomes/" text:style-name="Internet_20_link" text:visited-style-name="Visited_20_Internet_20_Link">dataset de nomes do brasil.io</text:a>, construído a partir do Censo do IBGE. </text:p>
        </text:list-item>
      </text:list>
      <text:h text:style-name="Heading_20_4" text:outline-level="4"><text:bookmark-start text:name="__RefHeading___Toc2660_3211585117"/><text:span text:style-name="T6">2.5.2.4. </text:span>Outros<text:bookmark-end text:name="__RefHeading___Toc2660_3211585117"/></text:h>
      <text:p text:style-name="Text_20_body">Nos casos onde não foi possível classificar a autoria, a categoria <text:span text:style-name="Emphasis">outros</text:span> foi utilizada.</text:p>
      <text:h text:style-name="Heading_20_1" text:outline-level="1">3. Relatório Anual 2024</text:h>
      <text:h text:style-name="Heading_20_2" text:outline-level="2">3.1. Introdução</text:h>
      <text:p text:style-name="Text_20_body">A<text:span text:style-name="T10">té </text:span>o fi<text:span text:style-name="T7">nal de 2024, 4.045 campanhas </text:span><text:span text:style-name="T10">de financiamento coletivo de quadrinhos foram abertas</text:span><text:span text:style-name="T7">, sendo 3.300 realizadas no Catarse e 745 no Apoia.se. </text:span><text:span text:style-name="T11">A tabela abaixo resume os principais indicadores do conjunto de dados, </text:span><text:span text:style-name="T12">separados por </text:span><text:span text:style-name="T11">plataforma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Indicador</text:p>
          </table:table-cell>
          <table:table-cell table:style-name="Table2.A1" office:value-type="string">
            <text:p text:style-name="P8">Catarse</text:p>
          </table:table-cell>
          <table:table-cell table:style-name="Table2.A1" office:value-type="string">
            <text:p text:style-name="P8">Apoia.se</text:p>
          </table:table-cell>
          <table:table-cell table:style-name="Table2.D1" office:value-type="string">
            <text:p text:style-name="P8">Tod<text:span text:style-name="T11">a</text:span>s</text:p>
          </table:table-cell>
        </table:table-row>
        <table:table-row>
          <table:table-cell table:style-name="Table2.A2" office:value-type="string">
            <text:p text:style-name="Table_20_Contents">ano de início</text:p>
          </table:table-cell>
          <table:table-cell table:style-name="Table2.A2" office:value-type="string">
            <text:p text:style-name="P7">2011</text:p>
          </table:table-cell>
          <table:table-cell table:style-name="Table2.A2" office:value-type="string">
            <text:p text:style-name="P7">2016</text:p>
          </table:table-cell>
          <table:table-cell table:style-name="Table2.D2" office:value-type="string">
            <text:p text:style-name="P7">2011</text:p>
          </table:table-cell>
        </table:table-row>
        <table:table-row>
          <table:table-cell table:style-name="Table2.A2" office:value-type="string">
            <text:p text:style-name="Table_20_Contents"><text:span text:style-name="T8">c</text:span>ampanhas</text:p>
          </table:table-cell>
          <table:table-cell table:style-name="Table2.A2" office:value-type="string">
            <text:p text:style-name="P7">3.300</text:p>
          </table:table-cell>
          <table:table-cell table:style-name="Table2.A2" office:value-type="string">
            <text:p text:style-name="P7">745</text:p>
          </table:table-cell>
          <table:table-cell table:style-name="Table2.D2" office:value-type="string">
            <text:p text:style-name="P7">4.045</text:p>
          </table:table-cell>
        </table:table-row>
        <table:table-row>
          <table:table-cell table:style-name="Table2.A2" office:value-type="string">
            <text:p text:style-name="Table_20_Contents">campanhas: tudo ou nada</text:p>
          </table:table-cell>
          <table:table-cell table:style-name="Table2.A2" office:value-type="string">
            <text:p text:style-name="P11">1.479</text:p>
          </table:table-cell>
          <table:table-cell table:style-name="Table2.A2" office:value-type="string">
            <text:p text:style-name="P7">0</text:p>
          </table:table-cell>
          <table:table-cell table:style-name="Table2.D2" office:value-type="string">
            <text:p text:style-name="P11">1.479</text:p>
          </table:table-cell>
        </table:table-row>
        <table:table-row>
          <table:table-cell table:style-name="Table2.A2" office:value-type="string">
            <text:p text:style-name="Table_20_Contents">campanhas: flex</text:p>
          </table:table-cell>
          <table:table-cell table:style-name="Table2.A2" office:value-type="string">
            <text:p text:style-name="P10">1.750</text:p>
          </table:table-cell>
          <table:table-cell table:style-name="Table2.A2" office:value-type="string">
            <text:p text:style-name="P7">12</text:p>
          </table:table-cell>
          <table:table-cell table:style-name="Table2.D2" office:value-type="string">
            <text:p text:style-name="P10">1.762</text:p>
          </table:table-cell>
        </table:table-row>
        <table:table-row>
          <table:table-cell table:style-name="Table2.A2" office:value-type="string">
            <text:p text:style-name="Table_20_Contents">campanhas: recorrente</text:p>
          </table:table-cell>
          <table:table-cell table:style-name="Table2.A2" office:value-type="string">
            <text:p text:style-name="P10">71</text:p>
          </table:table-cell>
          <table:table-cell table:style-name="Table2.A2" office:value-type="string">
            <text:p text:style-name="P10">733</text:p>
          </table:table-cell>
          <table:table-cell table:style-name="Table2.D2" office:value-type="string">
            <text:p text:style-name="P10">804</text:p>
          </table:table-cell>
        </table:table-row>
        <table:table-row>
          <table:table-cell table:style-name="Table2.A2" office:value-type="string">
            <text:p text:style-name="Table_20_Contents">movimentação (por campanha)</text:p>
          </table:table-cell>
          <table:table-cell table:style-name="Table2.A2" office:value-type="string">
            <text:p text:style-name="P10">52.263.844,3<text:span text:style-name="T8">3</text:span></text:p>
          </table:table-cell>
          <table:table-cell table:style-name="Table2.A2" office:value-type="string">
            <text:p text:style-name="P10">1.153,67</text:p>
          </table:table-cell>
          <table:table-cell table:style-name="Table2.D2" office:value-type="string">
            <text:p text:style-name="P10">52.264.99<text:span text:style-name="T8">8,00</text:span></text:p>
          </table:table-cell>
        </table:table-row>
        <table:table-row>
          <table:table-cell table:style-name="Table2.A2" office:value-type="string">
            <text:p text:style-name="Table_20_Contents">movimentação: tudo ou nada (por campanha)</text:p>
          </table:table-cell>
          <table:table-cell table:style-name="Table2.A2" office:value-type="string">
            <text:p text:style-name="P10">29.551.287,8<text:span text:style-name="T8">7</text:span>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29.551.287,8<text:span text:style-name="T8">7</text:span></text:p>
          </table:table-cell>
        </table:table-row>
        <table:table-row>
          <table:table-cell table:style-name="Table2.A2" office:value-type="string">
            <text:p text:style-name="Table_20_Contents">movimentação: flex (por campanha)</text:p>
          </table:table-cell>
          <table:table-cell table:style-name="Table2.A2" office:value-type="string">
            <text:p text:style-name="P10">22.712.556,4<text:span text:style-name="T8">6</text:span></text:p>
          </table:table-cell>
          <table:table-cell table:style-name="Table2.A2" office:value-type="string">
            <text:p text:style-name="P10">1.153,67</text:p>
          </table:table-cell>
          <table:table-cell table:style-name="Table2.D2" office:value-type="string">
            <text:p text:style-name="P10">22.713.710,13</text:p>
          </table:table-cell>
        </table:table-row>
        <table:table-row>
          <table:table-cell table:style-name="Table2.A2" office:value-type="string">
            <text:p text:style-name="Table_20_Contents">movimentação: recorrente (por mês)</text:p>
          </table:table-cell>
          <table:table-cell table:style-name="Table2.A2" office:value-type="string">
            <text:p text:style-name="P10">3.862,1<text:span text:style-name="T8">3</text:span></text:p>
          </table:table-cell>
          <table:table-cell table:style-name="Table2.A2" office:value-type="string">
            <text:p text:style-name="P10">42.839,3<text:span text:style-name="T8">9</text:span></text:p>
          </table:table-cell>
          <table:table-cell table:style-name="Table2.D2" office:value-type="string">
            <text:p text:style-name="P10">46.701,51</text:p>
          </table:table-cell>
        </table:table-row>
        <table:table-row>
          <table:table-cell table:style-name="Table2.A2" office:value-type="string">
            <text:p text:style-name="Table_20_Contents">taxa de sucesso (%)</text:p>
          </table:table-cell>
          <table:table-cell table:style-name="Table2.A2" office:value-type="string">
            <text:p text:style-name="P10">80,6</text:p>
          </table:table-cell>
          <table:table-cell table:style-name="Table2.A2" office:value-type="string">
            <text:p text:style-name="P10">16.<text:span text:style-name="T8">7</text:span></text:p>
          </table:table-cell>
          <table:table-cell table:style-name="Table2.D2" office:value-type="string">
            <text:p text:style-name="P10">80,4</text:p>
          </table:table-cell>
        </table:table-row>
        <table:table-row>
          <table:table-cell table:style-name="Table2.A2" office:value-type="string">
            <text:p text:style-name="Table_20_Contents">taxa de sucesso: tudo ou nada (%)</text:p>
          </table:table-cell>
          <table:table-cell table:style-name="Table2.A2" office:value-type="string">
            <text:p text:style-name="P10">62,<text:span text:style-name="T8">5</text:span>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62,<text:span text:style-name="T8">5</text:span></text:p>
          </table:table-cell>
        </table:table-row>
        <text:soft-page-break/>
        <table:table-row>
          <table:table-cell table:style-name="Table2.A2" office:value-type="string">
            <text:p text:style-name="Table_20_Contents">taxa de sucesso: flex (%)</text:p>
          </table:table-cell>
          <table:table-cell table:style-name="Table2.A2" office:value-type="string">
            <text:p text:style-name="P10">95,2</text:p>
          </table:table-cell>
          <table:table-cell table:style-name="Table2.A2" office:value-type="string">
            <text:p text:style-name="P10">16,<text:span text:style-name="T8">7</text:span></text:p>
          </table:table-cell>
          <table:table-cell table:style-name="Table2.D2" office:value-type="string">
            <text:p text:style-name="P10">94,<text:span text:style-name="T8">7</text:span></text:p>
          </table:table-cell>
        </table:table-row>
        <table:table-row>
          <table:table-cell table:style-name="Table2.A2" office:value-type="string">
            <text:p text:style-name="Table_20_Contents">arrecadação (por campanha)</text:p>
          </table:table-cell>
          <table:table-cell table:style-name="Table2.A2" office:value-type="string">
            <text:p text:style-name="P10">50,517,963.11</text:p>
          </table:table-cell>
          <table:table-cell table:style-name="Table2.A2" office:value-type="string">
            <text:p text:style-name="P10">1,138.45</text:p>
          </table:table-cell>
          <table:table-cell table:style-name="Table2.D2" office:value-type="string">
            <text:p text:style-name="P10">50,519,101.56</text:p>
          </table:table-cell>
        </table:table-row>
        <table:table-row>
          <table:table-cell table:style-name="Table2.A2" office:value-type="string">
            <text:p text:style-name="Table_20_Contents">arrecadação: tudo ou nada (por campanha)</text:p>
          </table:table-cell>
          <table:table-cell table:style-name="Table2.A2" office:value-type="string">
            <text:p text:style-name="P10">27,805,556.5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>27,805,556.58</text:p>
          </table:table-cell>
        </table:table-row>
        <table:table-row>
          <table:table-cell table:style-name="Table2.A2" office:value-type="string">
            <text:p text:style-name="Table_20_Contents">arrecadação: flex (por campanha)</text:p>
          </table:table-cell>
          <table:table-cell table:style-name="Table2.A2" office:value-type="string">
            <text:p text:style-name="P10">22,712,406.53</text:p>
          </table:table-cell>
          <table:table-cell table:style-name="Table2.A2" office:value-type="string">
            <text:p text:style-name="P10">1,138.45</text:p>
          </table:table-cell>
          <table:table-cell table:style-name="Table2.D2" office:value-type="string">
            <text:p text:style-name="P10">22,713,544.98</text:p>
          </table:table-cell>
        </table:table-row>
        <table:table-row>
          <table:table-cell table:style-name="Table2.A2" office:value-type="string">
            <text:p text:style-name="Table_20_Contents">arrecadação: recorrente (por mês)</text:p>
          </table:table-cell>
          <table:table-cell table:style-name="Table2.A2" office:value-type="string">
            <text:p text:style-name="P10">3,862.13</text:p>
          </table:table-cell>
          <table:table-cell table:style-name="Table2.A2" office:value-type="string">
            <text:p text:style-name="P10">42,839.39</text:p>
          </table:table-cell>
          <table:table-cell table:style-name="Table2.D2" office:value-type="string">
            <text:p text:style-name="P10">46,701.51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6">amb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06:16.981709582</meta:creation-date>
    <meta:generator>LibreOffice/24.2.7.2$Linux_X86_64 LibreOffice_project/420$Build-2</meta:generator>
    <dc:date>2025-04-09T14:09:29.490998794</dc:date>
    <meta:editing-duration>PT1H30M49S</meta:editing-duration>
    <meta:editing-cycles>5</meta:editing-cycles>
    <meta:document-statistic meta:table-count="2" meta:image-count="0" meta:object-count="0" meta:page-count="7" meta:paragraph-count="203" meta:word-count="1908" meta:character-count="12297" meta:non-whitespace-character-count="10594"/>
  </office:meta>
</office:document-meta>
</file>